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Table_20_Contents">
      <style:paragraph-properties fo:text-align="end" style:justify-single-word="false"/>
      <style:text-properties fo:background-color="#ffff00" style:font-size-asian="10.5pt"/>
    </style:style>
    <style:style style:name="P55" style:family="paragraph" style:parent-style-name="Bibliography_20_1">
      <style:paragraph-properties>
        <style:tab-stops/>
      </style:paragraph-properties>
    </style:style>
    <style:style style:name="P56" style:family="paragraph" style:parent-style-name="MipaCenterCapitalBoldItalics">
      <style:text-properties fo:background-color="#ffff00"/>
    </style:style>
    <style:style style:name="P5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8" style:family="paragraph" style:parent-style-name="Normal_20__28_Web_29_" style:master-page-name="MipaSampulTA">
      <style:paragraph-properties fo:margin-top="0in" fo:margin-bottom="0in" fo:text-align="center" style:justify-single-word="false" style:page-number="auto"/>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0"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1pt" fo:background-color="transparent" style:font-size-asian="11pt" style:font-size-complex="11pt"/>
    </style:style>
    <style:style style:name="P64" style:family="paragraph" style:parent-style-name="MipaTextSingleSpace" style:list-style-name="L1">
      <style:text-properties fo:background-color="#ffff00"/>
    </style:style>
    <style:style style:name="P65" style:family="paragraph" style:parent-style-name="Contents_20_Heading" style:master-page-name="MipaBagianAwal">
      <style:paragraph-properties style:page-number="auto"/>
    </style:style>
    <style:style style:name="P66" style:family="paragraph" style:parent-style-name="MipaTextOneHalfSpace" style:list-style-name="L2"/>
    <style:style style:name="P67" style:family="paragraph" style:parent-style-name="MipaTextOneHalfSpace" style:list-style-name="L6"/>
    <style:style style:name="P68" style:family="paragraph" style:parent-style-name="MipaTextOneHalfSpace" style:list-style-name="L8"/>
    <style:style style:name="P69" style:family="paragraph" style:parent-style-name="MipaTextOneHalfSpace" style:list-style-name="L9"/>
    <style:style style:name="P70" style:family="paragraph" style:parent-style-name="MipaTextOneHalfSpace" style:list-style-name="L10"/>
    <style:style style:name="P71" style:family="paragraph" style:parent-style-name="MipaTextOneHalfSpace" style:list-style-name="L11"/>
    <style:style style:name="P72" style:family="paragraph" style:parent-style-name="MipaTextOneHalfSpace">
      <style:paragraph-properties fo:background-color="transparent">
        <style:background-image/>
      </style:paragraph-properties>
    </style:style>
    <style:style style:name="P73" style:family="paragraph" style:parent-style-name="MipaTextOneHalfSpace">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text-properties fo:background-color="transparent"/>
    </style:style>
    <style:style style:name="P75" style:family="paragraph" style:parent-style-name="MipaTextOneHalfSpace" style:list-style-name="L4">
      <style:paragraph-properties fo:background-color="transparent">
        <style:background-image/>
      </style:paragraph-properties>
      <style:text-properties fo:background-color="transparent"/>
    </style:style>
    <style:style style:name="P76" style:family="paragraph" style:parent-style-name="MipaTextOneHalfSpace" style:list-style-name="L5">
      <style:paragraph-properties fo:background-color="transparent">
        <style:background-image/>
      </style:paragraph-properties>
      <style:text-properties fo:background-color="transparent"/>
    </style:style>
    <style:style style:name="P77" style:family="paragraph" style:parent-style-name="MipaTextOneHalfSpace" style:list-style-name="L3">
      <style:paragraph-properties fo:background-color="transparent">
        <style:background-image/>
      </style:paragraph-properties>
    </style:style>
    <style:style style:name="P78" style:family="paragraph" style:parent-style-name="MipaHeadingBab" style:master-page-name="MipaBagianUtama">
      <style:paragraph-properties style:page-number="auto"/>
    </style:style>
    <style:style style:name="P79" style:family="paragraph" style:parent-style-name="MipaHeadingCenter" style:master-page-name="MipaBagianAwal">
      <style:paragraph-properties style:page-number="auto"/>
    </style:style>
    <style:style style:name="P80" style:family="paragraph" style:parent-style-name="MipaHeading1">
      <style:paragraph-properties fo:text-align="justify" style:justify-single-word="false"/>
    </style:style>
    <style:style style:name="P81" style:family="paragraph" style:parent-style-name="Tabel" style:master-page-name="MipaBagianUtamaLandscape">
      <style:paragraph-properties style:page-number="auto" fo:keep-with-next="always"/>
    </style:style>
    <style:style style:name="P8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83" style:family="paragraph" style:parent-style-name="MipaRight" style:master-page-name="MipaBagianAwal">
      <style:paragraph-properties style:page-number="auto"/>
    </style:style>
    <style:style style:name="P84"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7">
        <draw:text-box fo:min-height="0.3256in">
          <text:p text:style-name="P43">Tabel 2.1 (Lanjutan)</text:p>
        </draw:text-box>
      </draw:frame>
      <draw:frame draw:style-name="fr1" draw:name="Frame4" text:anchor-type="page" text:anchor-page-number="29" svg:x="1.8453in" svg:y="1.6098in" svg:width="8.4272in" draw:z-index="8">
        <draw:text-box fo:min-height="0.3256in">
          <text:p text:style-name="P43">Tabel 2.1 (Lanjutan)</text:p>
        </draw:text-box>
      </draw:frame>
      <draw:frame draw:style-name="fr1" draw:name="Frame5" text:anchor-type="page" text:anchor-page-number="30" svg:x="1.8453in" svg:y="1.6098in" svg:width="8.4272in" draw:z-index="9">
        <draw:text-box fo:min-height="0.3256in">
          <text:p text:style-name="P43">Tabel 2.1 (Lanjutan)</text:p>
        </draw:text-box>
      </draw:frame>
      <draw:frame draw:style-name="fr1" draw:name="Frame6" text:anchor-type="page" text:anchor-page-number="31" svg:x="1.8453in" svg:y="1.6098in" svg:width="8.4272in" draw:z-index="10">
        <draw:text-box fo:min-height="0.3256in">
          <text:p text:style-name="P43">Tabel 2.1 (Lanjutan)</text:p>
        </draw:text-box>
      </draw:frame>
      <draw:frame draw:style-name="fr1" draw:name="Frame7" text:anchor-type="page" text:anchor-page-number="32" svg:x="1.8453in" svg:y="1.6098in" svg:width="8.4272in" draw:z-index="11">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5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3"/>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9">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4">Prof. Dr. Subanar selaku Dekan Fakultas Matematika dan Ilmu Pengetahuan Alam Universitas Gadjah Mada.</text:p>
        </text:list-item>
        <text:list-item>
          <text:p text:style-name="P64">Prof. Dr. Dra. Sri Wahyuni, M.S. selaku Ketua Jurusan Matematika Fakultas Matematika dan Ilmu Pengetahuan Alam Universitas Gadjah Mada.</text:p>
        </text:list-item>
        <text:list-item>
          <text:p text:style-name="P64">Drs. G.P. Dalijo. Dipl.Comp. selaku Ketua Program Studi Ilmu Komputer Fakultas Matematika dan Ilmu Pengetahuan Alam Universitas Gadjah Mada.</text:p>
        </text:list-item>
        <text:list-item>
          <text:p text:style-name="P64">Drs. Sri Mulyana, M.Kom selaku Dosen Wali Akademik penulis.</text:p>
        </text:list-item>
        <text:list-item>
          <text:p text:style-name="P64">Drs. Yohanes Suyanto, M.Kom selaku Dosen Pembimbing yang telah berkenan meluangkan waktu, dan pikiran dalam penyelesaian tugas akhir ini.</text:p>
        </text:list-item>
        <text:list-item>
          <text:p text:style-name="P64">Nur Rokhman, S.Si, M.Kom dan Aina Musdholifah, S.Si selaku tim penguji.</text:p>
        </text:list-item>
        <text:list-item>
          <text:p text:style-name="P64">Dr. Pekik Purwantoro, M.Si yang telah menyumbangkan template naskah skripsi FMIPA UGM berbasis LaTeX dan OpenOffice untuk menyusun naskah skripsi ini.</text:p>
        </text:list-item>
        <text:list-item>
          <text:p text:style-name="P64">Segenap Dosen dan civitas akademik di lingkungan Program Studi Ilmu Komputer, Jurusan Matematika, Fakultas Matematika dan Ilmu Pengetahuan Alam, Universitas Gadjah Mada. </text:p>
        </text:list-item>
        <text:list-item>
          <text:p text:style-name="P64">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6">Tahapan metode <text:span text:style-name="T7">Modified</text:span> Delphi yang digunakan berdasarkan penelitian oleh Afshari dkk. (2012). </text:p>
        </text:list-item>
        <text:list-item>
          <text:p text:style-name="P66">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6">Pengembangan sistem difokuskan pada seleksi peserta pelatihan BLK Bantul, mulai dari pendaftaran hingga diumumkan peserta yang diterima. Sistem tidak berkaitan dengan pelaksanaan dan evaluasi pelatihan. </text:p>
        </text:list-item>
        <text:list-item>
          <text:p text:style-name="P66">Masukan yang digunakan berupa data peserta seleksi yang diinputkan peserta melalui form yang sudah disediakan, hasil seleksi tertulis dan hasil seleksi wawancara. </text:p>
        </text:list-item>
        <text:list-item>
          <text:p text:style-name="P66"><text:soft-page-break/>Hasil akhir dari sistem ini berupa peringkat peserta seleksi yang menjadi pertimbangan bagi pembuat keputusan untuk memilih peserta pelatihan.</text:p>
        </text:list-item>
        <text:list-item>
          <text:p text:style-name="P66">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005544545632101689" text:style-name="L3">
        <text:list-item>
          <text:p text:style-name="P74">Pengumpulan data </text:p>
        </text:list-item>
      </text:list>
      <text:p text:style-name="P45">Tahap ini merupakan tahap pengumpulan informasi yang dibutuhkan untuk mengembangkan sistem. Tahap pengumpulan data mencakup studi literatur dan wawancara. </text:p>
      <text:list xml:id="list5706447717013479261" text:style-name="L4">
        <text:list-item>
          <text:p text:style-name="P75">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108184921" text:continue-numbering="true" text:style-name="L4">
        <text:list-item>
          <text:p text:style-name="P75">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1000753501003455382" text:style-name="L5">
        <text:list-item>
          <text:p text:style-name="P76">Kepala BLK Bantul, untuk memperoleh informasi tentang proses seleksi peserta pelatihan, penentuan peserta pelatihan yang diterima dan kriteria yang digunakan. </text:p>
        </text:list-item>
        <text:list-item>
          <text:p text:style-name="P76">Kepala sub bagian tata usaha, untuk memperoleh informasi tentang proses pendaftaran peserta pelatihan dan data calon peserta pelatihan. </text:p>
        </text:list-item>
        <text:list-item>
          <text:p text:style-name="P76">Kepala jurusan, untuk memperoleh informasi tentang proses tes tertulis dan wawancara serta penilaiannya. </text:p>
        </text:list-item>
      </text:list>
      <text:list xml:id="list498045521" text:continue-list="list6005544545632101689" text:style-name="L3">
        <text:list-item>
          <text:p text:style-name="P77"><text:span text:style-name="T14">Analisis</text:span> dan perancangan sistem</text:p>
        </text:list-item>
      </text:list>
      <text:list xml:id="list4904442482489751665" text:style-name="L6">
        <text:list-header>
          <text:p text:style-name="P67"><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912542724" text:continue-list="list498045521" text:style-name="L3">
        <text:list-item>
          <text:p text:style-name="P77">Implementasi</text:p>
        </text:list-item>
      </text:list>
      <text:p text:style-name="P26">Tahap ini merupakan pembuatan sistem berdasarkan analisis dan perancangan yang telah dibuat. Sistem dibangun dengan bahasa pemrograman PHP dan MySQL untuk basis data.</text:p>
      <text:list xml:id="list930082677" text:continue-numbering="true" text:style-name="L3">
        <text:list-item>
          <text:p text:style-name="P74">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1518813109" text:continue-numbering="true" text:style-name="L3">
        <text:list-item>
          <text:p text:style-name="P77">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63">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63">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7">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7">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7">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7">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7">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8">Setiap masalah mempunyai beberapa tujuan/atribut. Pembuat keputusan harus mendefinisikan tujuan/atribut yang relevan dalam setiap masalah. </text:p>
        </text:list-item>
        <text:list-item>
          <text:p text:style-name="P68">Beberapa kriteria yang saling bertentangan. </text:p>
        </text:list-item>
        <text:list-item>
          <text:p text:style-name="P68">Masing-masing tujuan/atribut mempunyai satuan ukuran yang berbeda-beda. </text:p>
        </text:list-item>
        <text:list-item>
          <text:p text:style-name="P68">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2"><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69">Pembentukan tim untuk melakukan dan memantau Delphi pada subjek tertentu. </text:p>
        </text:list-item>
        <text:list-item>
          <text:p text:style-name="P69">Pemilihan satu atau lebih panel untuk berpartisipasi dalam proses Delphi. Biasanya, para panelis ahli di bidang yang akan diteliti. </text:p>
        </text:list-item>
        <text:list-item>
          <text:p text:style-name="P69">Pengembangan Delphi untuk kuesioner putaran pertama. </text:p>
        </text:list-item>
        <text:list-item>
          <text:p text:style-name="P69">Pengujian kuesioner untuk kata-kata yang tepat (misalnya: ambiguitas dan ketidakjelasan). </text:p>
        </text:list-item>
        <text:list-item>
          <text:p text:style-name="P69">Transmisi kuesioner putaran pertama ke panelis. </text:p>
        </text:list-item>
        <text:list-item>
          <text:p text:style-name="P69">Analisis tanggapan putaran pertama. </text:p>
        </text:list-item>
        <text:list-item>
          <text:p text:style-name="P69">Penyusunan kuesioner putaran kedua (dan dapat disertakan pengujian). </text:p>
        </text:list-item>
        <text:list-item>
          <text:p text:style-name="P69">Transmisi kuesioner putaran kedua ke panelis. </text:p>
        </text:list-item>
        <text:list-item>
          <text:p text:style-name="P69">Analisis tanggapan putaran kedua (langkah 7-9 dapat berulang sesuai yang diinginkan atau diperlukan untuk mencapai stabilitas hasil). </text:p>
        </text:list-item>
        <text:list-item>
          <text:p text:style-name="P69">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70">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0">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0">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0">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0">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8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2"><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1">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2547in" svg:height="0.2417in" draw:z-index="3"><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706538357" text:continue-numbering="true" text:style-name="L11">
        <text:list-item>
          <text:p text:style-name="P6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2543in" svg:height="0.2417in" draw:z-index="4"><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5"><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4">(<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8"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vi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33</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8DT6H43M49S</meta:editing-duration>
    <meta:editing-cycles>120</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4T00:32:38</dc:date>
    <dc:creator>Dewi Anisa Istiqomah</dc:creator>
    <meta:document-statistic meta:table-count="10" meta:image-count="5" meta:object-count="7" meta:page-count="54" meta:paragraph-count="493" meta:word-count="8745" meta:character-count="67004"/>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